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B Nazanin" svg:font-family="'B Nazani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B Nazanin1" svg:font-family="'B Nazanin'" style:font-family-generic="system" style:font-pitch="variable"/>
    <style:font-face style:name="B Titr" svg:font-family="'B Titr'" style:font-family-generic="system" style:font-pitch="variable"/>
    <style:font-face style:name="Calibri1" svg:font-family="Calibri" style:font-family-generic="system" style:font-pitch="variable"/>
    <style:font-face style:name="Droid Naskh Shift Alt" svg:font-family="'Droid Naskh Shift Alt'"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fo:text-align="end" style:justify-single-word="false" style:writing-mode="lr-tb"/>
      <style:text-properties officeooo:paragraph-rsid="00201d4a"/>
    </style:style>
    <style:style style:name="P3" style:family="paragraph" style:parent-style-name="Standard">
      <style:paragraph-properties fo:text-align="end" style:justify-single-word="false" style:writing-mode="lr-tb"/>
      <style:text-properties officeooo:paragraph-rsid="00288e9f"/>
    </style:style>
    <style:style style:name="P4" style:family="paragraph" style:parent-style-name="Standard">
      <style:paragraph-properties fo:text-align="center" style:justify-single-word="false" style:writing-mode="lr-tb"/>
    </style:style>
    <style:style style:name="P5" style:family="paragraph" style:parent-style-name="Standard">
      <style:paragraph-properties style:writing-mode="lr-tb"/>
      <style:text-properties officeooo:rsid="00186ca7" officeooo:paragraph-rsid="00186ca7"/>
    </style:style>
    <style:style style:name="P6" style:family="paragraph" style:parent-style-name="Standard">
      <style:paragraph-properties style:writing-mode="lr-tb"/>
      <style:text-properties officeooo:paragraph-rsid="00192cac"/>
    </style:style>
    <style:style style:name="P7" style:family="paragraph" style:parent-style-name="Standard">
      <style:paragraph-properties style:writing-mode="lr-tb"/>
      <style:text-properties officeooo:rsid="00192cac" officeooo:paragraph-rsid="00192cac"/>
    </style:style>
    <style:style style:name="P8" style:family="paragraph" style:parent-style-name="Standard">
      <style:paragraph-properties style:writing-mode="lr-tb"/>
      <style:text-properties officeooo:rsid="0019c626" officeooo:paragraph-rsid="0019c626"/>
    </style:style>
    <style:style style:name="P9" style:family="paragraph" style:parent-style-name="Standard">
      <style:paragraph-properties fo:text-align="start" style:justify-single-word="false" style:writing-mode="lr-tb"/>
      <style:text-properties officeooo:rsid="0019c626" officeooo:paragraph-rsid="0019c626"/>
    </style:style>
    <style:style style:name="P10" style:family="paragraph" style:parent-style-name="Standard">
      <style:paragraph-properties fo:text-align="end" style:justify-single-word="false" style:writing-mode="lr-tb"/>
      <style:text-properties officeooo:rsid="001b2062" officeooo:paragraph-rsid="001b2062"/>
    </style:style>
    <style:style style:name="P11" style:family="paragraph" style:parent-style-name="Standard" style:master-page-name="Standard">
      <style:paragraph-properties fo:text-align="center" style:justify-single-word="false" style:page-number="auto" style:writing-mode="lr-tb"/>
    </style:style>
    <style:style style:name="P12" style:family="paragraph" style:parent-style-name="Standard">
      <style:paragraph-properties fo:text-align="end" style:justify-single-word="false" style:writing-mode="rl-tb"/>
      <style:text-properties officeooo:rsid="002b7ad9" officeooo:paragraph-rsid="002b7ad9"/>
    </style:style>
    <style:style style:name="P13" style:family="paragraph" style:parent-style-name="Standard">
      <style:paragraph-properties fo:margin-left="0in" fo:margin-right="0in" fo:text-align="end" style:justify-single-word="false" fo:text-indent="0in" style:auto-text-indent="false" style:writing-mode="rl-tb"/>
      <style:text-properties officeooo:rsid="002b7ad9" officeooo:paragraph-rsid="002ba5ee"/>
    </style:style>
    <style:style style:name="P14" style:family="paragraph" style:parent-style-name="Text_20_body">
      <style:paragraph-properties fo:text-align="start" style:justify-single-word="false" style:writing-mode="lr-tb"/>
    </style:style>
    <style:style style:name="P15" style:family="paragraph" style:parent-style-name="Text_20_body">
      <style:paragraph-properties fo:text-align="start" style:justify-single-word="false" style:writing-mode="lr-tb"/>
      <style:text-properties officeooo:paragraph-rsid="001e6176"/>
    </style:style>
    <style:style style:name="P16" style:family="paragraph" style:parent-style-name="Text_20_body">
      <style:paragraph-properties fo:text-align="start" style:justify-single-word="false" style:writing-mode="lr-tb"/>
      <style:text-properties officeooo:paragraph-rsid="0027001f"/>
    </style:style>
    <style:style style:name="P17" style:family="paragraph" style:parent-style-name="Text_20_body">
      <style:paragraph-properties fo:margin-left="0in" fo:margin-right="0in" fo:text-align="end" style:justify-single-word="false" fo:text-indent="0in" style:auto-text-indent="false" style:writing-mode="lr-tb"/>
      <style:text-properties officeooo:paragraph-rsid="001e6176"/>
    </style:style>
    <style:style style:name="P18" style:family="paragraph" style:parent-style-name="Text_20_body">
      <style:paragraph-properties fo:margin-left="0in" fo:margin-right="0in" fo:text-align="end" style:justify-single-word="false" fo:text-indent="0in" style:auto-text-indent="false" style:writing-mode="lr-tb"/>
      <style:text-properties officeooo:paragraph-rsid="002257e7"/>
    </style:style>
    <style:style style:name="P19" style:family="paragraph" style:parent-style-name="Text_20_body">
      <style:paragraph-properties fo:text-align="end" style:justify-single-word="false" style:writing-mode="rl-tb"/>
      <style:text-properties officeooo:paragraph-rsid="002acbec"/>
    </style:style>
    <style:style style:name="P20" style:family="paragraph" style:parent-style-name="Text_20_body">
      <style:paragraph-properties fo:text-align="end" style:justify-single-word="false" style:writing-mode="rl-tb"/>
      <style:text-properties officeooo:rsid="002acbec" officeooo:paragraph-rsid="002acbec"/>
    </style:style>
    <style:style style:name="P21" style:family="paragraph" style:parent-style-name="Text_20_body">
      <style:paragraph-properties fo:text-align="end" style:justify-single-word="false" style:writing-mode="rl-tb"/>
      <style:text-properties officeooo:rsid="002b7ad9" officeooo:paragraph-rsid="002b7ad9"/>
    </style:style>
    <style:style style:name="P22" style:family="paragraph" style:parent-style-name="Text_20_body">
      <style:paragraph-properties fo:text-align="end" style:justify-single-word="false" style:writing-mode="rl-tb"/>
      <style:text-properties officeooo:rsid="002ba5ee" officeooo:paragraph-rsid="002ba5ee"/>
    </style:style>
    <style:style style:name="P23" style:family="paragraph" style:parent-style-name="Heading_20_1">
      <style:paragraph-properties style:writing-mode="lr-tb"/>
    </style:style>
    <style:style style:name="P24" style:family="paragraph" style:parent-style-name="Heading_20_1">
      <style:paragraph-properties fo:text-align="end" style:justify-single-word="false" style:writing-mode="lr-tb"/>
      <style:text-properties officeooo:paragraph-rsid="00201d4a"/>
    </style:style>
    <style:style style:name="P25" style:family="paragraph" style:parent-style-name="Heading_20_1">
      <style:paragraph-properties fo:text-align="end" style:justify-single-word="false" style:writing-mode="lr-tb"/>
      <style:text-properties officeooo:paragraph-rsid="00288e9f"/>
    </style:style>
    <style:style style:name="P26" style:family="paragraph" style:parent-style-name="Heading_20_1">
      <style:paragraph-properties fo:text-align="end" style:justify-single-word="false" style:writing-mode="lr-tb"/>
      <style:text-properties officeooo:paragraph-rsid="002acbec"/>
    </style:style>
    <style:style style:name="P27" style:family="paragraph" style:parent-style-name="Heading_20_1">
      <style:paragraph-properties style:writing-mode="lr-tb"/>
      <style:text-properties officeooo:paragraph-rsid="00192cac"/>
    </style:style>
    <style:style style:name="P28" style:family="paragraph" style:parent-style-name="Heading_20_1">
      <style:paragraph-properties style:writing-mode="lr-tb"/>
      <style:text-properties officeooo:paragraph-rsid="0019c626"/>
    </style:style>
    <style:style style:name="P29" style:family="paragraph" style:parent-style-name="Heading_20_1">
      <style:paragraph-properties style:writing-mode="lr-tb"/>
      <style:text-properties officeooo:rsid="0019c626" officeooo:paragraph-rsid="0019c626"/>
    </style:style>
    <style:style style:name="P30" style:family="paragraph" style:parent-style-name="Heading_20_1">
      <style:paragraph-properties fo:text-align="end" style:justify-single-word="false" style:writing-mode="rl-tb"/>
      <style:text-properties officeooo:rsid="002b7ad9" officeooo:paragraph-rsid="002b7ad9"/>
    </style:style>
    <style:style style:name="P31" style:family="paragraph" style:parent-style-name="Heading_20_1">
      <style:paragraph-properties fo:margin-left="0in" fo:margin-right="0in" fo:text-align="end" style:justify-single-word="false" fo:text-indent="0in" style:auto-text-indent="false" style:writing-mode="rl-tb"/>
      <style:text-properties officeooo:rsid="002b7ad9" officeooo:paragraph-rsid="002ba5ee"/>
    </style:style>
    <style:style style:name="T1" style:family="text">
      <style:text-properties style:font-name-complex="B Titr"/>
    </style:style>
    <style:style style:name="T2" style:family="text">
      <style:text-properties officeooo:rsid="00186ca7" style:font-name-complex="B Titr"/>
    </style:style>
    <style:style style:name="T3" style:family="text">
      <style:text-properties fo:font-size="12pt" style:font-size-asian="12pt" style:font-size-complex="12pt"/>
    </style:style>
    <style:style style:name="T4" style:family="text">
      <style:text-properties fo:font-size="12pt" officeooo:rsid="00186ca7" style:font-size-asian="12pt" style:font-size-complex="12pt"/>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192cac"/>
    </style:style>
    <style:style style:name="T7" style:family="text">
      <style:text-properties officeooo:rsid="0019c626"/>
    </style:style>
    <style:style style:name="T8" style:family="text">
      <style:text-properties style:font-name="B Nazanin" style:font-name-complex="B Nazanin"/>
    </style:style>
    <style:style style:name="T9" style:family="text">
      <style:text-properties style:font-name="B Nazanin" officeooo:rsid="001c72de" style:font-name-complex="B Nazanin"/>
    </style:style>
    <style:style style:name="T10" style:family="text">
      <style:text-properties style:font-name="B Nazanin" officeooo:rsid="001b2062" style:font-name-complex="B Nazanin"/>
    </style:style>
    <style:style style:name="T11" style:family="text">
      <style:text-properties style:font-name="B Nazanin" officeooo:rsid="001e3a6b" style:font-name-complex="B Nazanin"/>
    </style:style>
    <style:style style:name="T12" style:family="text">
      <style:text-properties style:font-name="B Nazanin" officeooo:rsid="001e6176" style:font-name-complex="B Nazanin"/>
    </style:style>
    <style:style style:name="T13" style:family="text">
      <style:text-properties style:font-name="B Nazanin" officeooo:rsid="001f9ca9" style:font-name-complex="B Nazanin"/>
    </style:style>
    <style:style style:name="T14" style:family="text">
      <style:text-properties style:font-name="B Nazanin" officeooo:rsid="0019c626" style:font-name-complex="B Nazanin"/>
    </style:style>
    <style:style style:name="T15" style:family="text">
      <style:text-properties style:font-name="B Nazanin" officeooo:rsid="00201d4a" style:font-name-complex="B Nazanin"/>
    </style:style>
    <style:style style:name="T16" style:family="text">
      <style:text-properties style:font-name="B Nazanin" officeooo:rsid="0021e010" style:font-name-complex="B Nazanin"/>
    </style:style>
    <style:style style:name="T17" style:family="text">
      <style:text-properties style:font-name="B Nazanin" officeooo:rsid="002257e7" style:font-name-complex="B Nazanin"/>
    </style:style>
    <style:style style:name="T18" style:family="text">
      <style:text-properties style:font-name="B Nazanin" officeooo:rsid="00240718" style:font-name-complex="B Nazanin"/>
    </style:style>
    <style:style style:name="T19" style:family="text">
      <style:text-properties style:font-name="B Nazanin" officeooo:rsid="00279715" style:font-name-complex="B Nazanin"/>
    </style:style>
    <style:style style:name="T20" style:family="text">
      <style:text-properties style:font-name="B Nazanin" officeooo:rsid="00288e9f" style:font-name-complex="B Nazanin"/>
    </style:style>
    <style:style style:name="T21" style:family="text">
      <style:text-properties style:font-name="B Nazanin" officeooo:rsid="002acbec" style:font-name-complex="B Nazanin"/>
    </style:style>
    <style:style style:name="T22" style:family="text">
      <style:text-properties style:font-name="B Nazanin" officeooo:rsid="002ba5ee" style:font-name-complex="B Nazanin"/>
    </style:style>
    <style:style style:name="T23" style:family="text">
      <style:text-properties style:font-name="B Nazanin" officeooo:rsid="002ca24b" style:font-name-complex="B Nazan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text:s/></text:span><text:span text:style-name="T2">پوینتر سرگردان در جاوا</text:span></text:p>
      <text:p text:style-name="P4"><text:span text:style-name="T3">نویسنده:</text:span><text:span text:style-name="T4">روزبه شریف‌نسب</text:span></text:p>
      <text:p text:style-name="P4"><text:span text:style-name="T3">تاریخ:</text:span><text:span text:style-name="T4">۲۶ فروردین ۱۳۹۸</text:span></text:p>
      <text:h text:style-name="P23" text:outline-level="1">سرخط مطلب</text:h>
      <text:p text:style-name="P5">در این مطلب قصد داریم نحوه ساخت و چرایی استفاده و جزيیات پشت پرده استفاده از پوینتر در جاوا را با متد unsafe بررسی کنیم و در نهایت پوینتر سرگردان ساخته و رفتار جاوا با آن را بررسی کنیم.</text:p>
      <text:h text:style-name="P23" text:outline-level="1">چکیده</text:h>
      <text:p text:style-name="P6"><text:span text:style-name="T6">در جاوا با آمدن ساختار refrence <text:s/>و Object ها و Grabage Collector قدرتمند متد unsafe در جاوا deprecate شده و با استفاده از آن چندین warning متفاوت دریافت می‌کنید ولی همچنان با متد‌های </text:span>allocateMemory <text:span text:style-name="T6">و </text:span>freeMemory <text:span text:style-name="T6">می‌توان مموری به برنامه تخصیص داد ‌و آزاد کرد و همچنین با متد </text:span>putAddress <text:span text:style-name="T6">مقداری را درون حافظه تخصیص داده شده ریخت. همچنین در ادامه می‌بینیم که می‌توان در خانه‌ی حافظه پس از free شدن نییز مقدار نسبت داد و آن را بازخوانی کرد که اگرچه با پرتاب exception همراه است ولی کد تا خط آخر اجرا می‌شود!</text:span></text:p>
      <text:h text:style-name="P23" text:outline-level="1">مقدمه</text:h>
      <text:p text:style-name="P5">یکی از امکانات مهم زبان‌های برنامه‌نویسی سطح پایین و متوسط(مثل C و ++C ) امکان استفاده مستقیم از حافظه با پوینتر است که این امکان با توجه به خطرات ‌آن و مواردی مثل danling pointer در زبان‌های جدید حذف شده‌است ولی با روش پیش‌رو در جاوا می‌توان هم <text:s/>پوینتر ساخت و هم آن را تبدیل به پوینتر سرگردان نمود، در ادامه به نحوه کار و دلیلی که نباید از این روش استفاده کنید شرح داده می‌شود.</text:p>
      <text:h text:style-name="P27" text:outline-level="1"><text:span text:style-name="T7">بخش اول – استفاده از کتاب‌خانه‌های لازم</text:span></text:h>
      <text:p text:style-name="P7">با توجه به اینکه قرار است در این روش از متدهای غیرمعمول و deprecate شده‌ی زبان جاوا استفاده کنیم طبیعی است که این کلاس‌ها و متد‌هایشان در package های اصلی جاوا همچون java.lang نیستند و نیاز داریم کتاب‌خانه‌های مورد استفاده را import کنیم.</text:p>
      <text:p text:style-name="P6"><text:span text:style-name="T6">برای اینکار به ۲ کتاب ‌خانه‌ی </text:span>java.lang.reflect.Field <text:span text:style-name="T6">و </text:span>sun.misc.Unsafe <text:span text:style-name="T6">نیاز داریم. بحث reflect.field مربوط به مبحث reflection است که توضیح آن از حوصله این مطلب خارج است و کتاب‌خانه دوم sun.misc.unsafe است که متد‌های کار مستقیم با حافظه در این کلاس پیاده‌سازی شده‌‌اند. توجه کنیم که تنها با import کردن sun.misc.unsafe هشدارهای مربوط به deprecate بودن این کلاس دریافت می‌شود ولی این مانع از ادامه کار نیست.</text:span></text:p>
      <text:h text:style-name="P28" text:outline-level="1"><text:span text:style-name="T7">بخش دوم – ساخت پوینتر</text:span></text:h>
      <text:p text:style-name="P8">در این قسمت یک field ساخته و نوع آن را Unsafe قرار می‌دهیم</text:p>
      <text:p text:style-name="P9">Field field = sun.misc.Unsafe.class.getDeclaredField("theUnsafe")</text:p>
      <text:p text:style-name="P1"><text:span text:style-name="T10">در قدم بعدی با استفاده از متد setAccessible، چک‌های سطح دسترسی را غیرفعال می‌کن</text:span><text:span text:style-name="T11">یم</text:span><text:span text:style-name="T10"> تا با </text:span><text:span text:style-name="T11">خطای</text:span><text:span text:style-name="T10"> <text:s/></text:span><text:span text:style-name="Source_20_Text"><text:span text:style-name="T8">IllegalAccessException </text:span></text:span><text:span text:style-name="Source_20_Text"><text:span text:style-name="T9">مواجه نشویم.</text:span></text:span></text:p>
      <text:p text:style-name="P14"><text:span text:style-name="Source_20_Text"><text:span text:style-name="T9">field.setAccessible(true);</text:span></text:span></text:p>
      <text:p text:style-name="P17"><text:span text:style-name="Source_20_Text"><text:span text:style-name="T12"><text:s/>در نهایت خروجی field را گرفته و به تایپ sun.misc.Unsafe تبدیل (</text:span></text:span><text:span text:style-name="Source_20_Text"><text:span text:style-name="T13">cast</text:span></text:span><text:span text:style-name="Source_20_Text"><text:span text:style-name="T12">) </text:span></text:span><text:span text:style-name="Source_20_Text"><text:span text:style-name="T13">کرده و در یک Unsafe جدید می‌ریزیم.</text:span></text:span></text:p>
      <text:p text:style-name="P15"><text:span text:style-name="Source_20_Text"><text:span text:style-name="T12">Unsafe unsafe = (sun.misc.Unsafe) field.get(null)</text:span></text:span></text:p>
      <text:p text:style-name="P15"><text:span text:style-name="Source_20_Text"><text:span text:style-name="T12"/></text:span></text:p>
      <text:h text:style-name="P24" text:outline-level="1"><text:soft-page-break/><text:span text:style-name="Source_20_Text"><text:span text:style-name="T14">بخش </text:span></text:span><text:span text:style-name="Source_20_Text"><text:span text:style-name="T15">سوم</text:span></text:span><text:span text:style-name="Source_20_Text"><text:span text:style-name="T14"> – </text:span></text:span><text:span text:style-name="Source_20_Text"><text:span text:style-name="T16">تخصیص حافظه</text:span></text:span></text:h>
      <text:p text:style-name="P18"><text:span text:style-name="Source_20_Text"><text:span text:style-name="T17">اکنون که پوینتر ما ساخته شد لازم است </text:span></text:span><text:span text:style-name="Source_20_Text"><text:span text:style-name="T18">قسمتی از حافظه را از سیستم‌عامل در خواست ک</text:span></text:span><text:span text:style-name="Source_20_Text"><text:span text:style-name="T19">نیم، برای این‌کار لازم است تعداد بایت‌های مورد نیاز را به عنوان پارامتر به متد ورودی بدهیم.</text:span></text:span></text:p>
      <text:p text:style-name="P18"><text:span text:style-name="Source_20_Text"><text:span text:style-name="T18">درخواست تخصیص حافظه با دستور allocate می‌دهیم </text:span></text:span><text:span text:style-name="Source_20_Text"><text:span text:style-name="T19">که آدرس حافظه احتصاص داده شده را به عنوان یک متغیر long برمی‌گرداند. </text:span></text:span><text:span text:style-name="Source_20_Text"><text:span text:style-name="T18">آدرس حافظه‌ی تخصیص داده شده را در </text:span></text:span><text:span text:style-name="Source_20_Text"><text:span text:style-name="T19">متغیر</text:span></text:span><text:span text:style-name="Source_20_Text"><text:span text:style-name="T18"> memoryAddress می‌ریزیم (در اینجا تعداد بایت های درخواست شده</text:span></text:span><text:span text:style-name="Source_20_Text"><text:span text:style-name="T19"> نیز</text:span></text:span><text:span text:style-name="Source_20_Text"><text:span text:style-name="T18"> به اندازه یک long است):</text:span></text:span></text:p>
      <text:p text:style-name="P14">long memoryAddress = unsafe.allocateMemory(Long.SIZE);</text:p>
      <text:h text:style-name="P25" text:outline-level="1"><text:span text:style-name="Source_20_Text"><text:span text:style-name="T14"/></text:span></text:h>
      <text:h text:style-name="P25" text:outline-level="1"><text:span text:style-name="Source_20_Text"><text:span text:style-name="T14">بخش </text:span></text:span><text:span text:style-name="Source_20_Text"><text:span text:style-name="T20">چهارم</text:span></text:span><text:span text:style-name="Source_20_Text"><text:span text:style-name="T14"> – </text:span></text:span><text:span text:style-name="Source_20_Text"><text:span text:style-name="T20">خواندن و نوشتن در حافظه</text:span></text:span></text:h>
      <text:p text:style-name="P19"><text:span text:style-name="Source_20_Text"><text:span text:style-name="T21">اکنون با استفاده از متد putAddress در جافظه‌ای که در قسمت قبل تخصیص داده‌ایم مقداری می‌ریزیم:</text:span></text:span></text:p>
      <text:p text:style-name="P14">unsafe.putAddress(memoryAddress,1);</text:p>
      <text:p text:style-name="P20">نتیجه اجرای دستور بالا این است که در آدرس حافظه‌ای که در مرحله قبل گرفتیم عدد یک را ریختیم.</text:p>
      <text:p text:style-name="P20">اکنون می‌خواهیم مقداری که به حافظه دادیم را فراخوانی کنیم. از متد getAdress استفاده می‌کنیم و خروجی‌ها را چاپ می‌کنیم.</text:p>
      <text:p text:style-name="P14">System.out.println("value of "+memoryAddress+ " is: "+unsafe.getAddress(memoryAddress));</text:p>
      <text:p text:style-name="P3"><text:span text:style-name="Source_20_Text"><text:span text:style-name="T20"/></text:span></text:p>
      <text:h text:style-name="P26" text:outline-level="1"><text:span text:style-name="Source_20_Text"><text:span text:style-name="T14">بخش </text:span></text:span><text:span text:style-name="Source_20_Text"><text:span text:style-name="T21">پنج</text:span></text:span><text:span text:style-name="Source_20_Text"><text:span text:style-name="T20">م</text:span></text:span><text:span text:style-name="Source_20_Text"><text:span text:style-name="T14"> – </text:span></text:span><text:span text:style-name="Source_20_Text"><text:span text:style-name="T21">بازگرداندن حافظه اختصاص داده‌شده</text:span></text:span></text:h>
      <text:p text:style-name="P21">آخرین متدی که روی unsafe صدا خواهیم زد متد freeMemory است که آدرس حافظه گرفته شده را به عنوان پارامتر گرفته و آن را به سیستم‌عامل پس می‌دهد(free می کند).</text:p>
      <text:p text:style-name="P16">unsafe.freeMemory(memoryAddress);</text:p>
      <text:p text:style-name="P16"/>
      <text:h text:style-name="P30" text:outline-level="1"><text:span text:style-name="Source_20_Text"><text:span text:style-name="T14"><text:s/>بخش </text:span></text:span><text:span text:style-name="Source_20_Text"><text:span text:style-name="T8">ششم - <text:s text:c="2"/>بررسی علت deprecate شدن </text:span></text:span><text:span text:style-name="Source_20_Text"><text:span text:style-name="T22">کلاس Unsafe</text:span></text:span></text:h>
      <text:p text:style-name="P12"><text:span text:style-name="Source_20_Text"><text:span text:style-name="T22"/></text:span></text:p>
      <text:p text:style-name="P22">همان‌طور که کامپیوترها به سمت قدرتمند شدن پیش‌ می‌روند و زبان‌های برنامه‌نویسی سطح بالاتر به وجود می‌ایند تمایل برنامه‌نویس ها به سر وکار داشتن با جزيیات سخت‌افزار مثل رجیستر cpu <text:s/>و دسترسی مستقیم به منابع حافظه کم‌ می‌شود و با توجه به خطرات این موضوع و سطح بالا بودن زبان جاوا به حذف تدریجی این کلاس دامن زده‌اند.</text:p>
      <text:p text:style-name="P22">ضمناً این نکته شایان ذکر است که با توجه به ساختار Object و refrence <text:s/>و همچنین garbage collector خوب نیازی به سر و کار داشتن با حافظه نیست و وجود این بخش تنها احتمال اشتباه و خطا را زیاد می‌کند.</text:p>
      <text:p text:style-name="P22">در بخش بعد یک نمونه از خطای رایج برنامه نویسان C و ++C که با unsafe نیز ممکن است را بررسی می‌کنیم.</text:p>
      <text:h text:style-name="P31" text:outline-level="1"><text:span text:style-name="Source_20_Text"><text:span text:style-name="T14">بخش </text:span></text:span><text:span text:style-name="Source_20_Text"><text:span text:style-name="T22">هفتم – ساخت پوینتر سرگردان</text:span></text:span></text:h>
      <text:p text:style-name="P13"><text:span text:style-name="Source_20_Text"><text:span text:style-name="T22">در تعریف پوینتر سرگردان آمده‌است: </text:span></text:span><text:span text:style-name="Source_20_Text"><text:span text:style-name="T23">پوینتری که به خانه‌ای از خافظه اشاره می‌کند که دیگر متعلق به او نیست.</text:span></text:span></text:p>
      <text:p text:style-name="P2"><text:span text:style-name="Source_20_Text"><text:span text:style-name="T9"/></text:span></text:p>
      <text:p text:style-name="P10"/>
      <text:h text:style-name="P29" text:outline-level="1"><text:soft-page-break/>چرا depracte</text:h>
      <text:h text:style-name="P23" text:outline-level="1">جمعبندی</text:h>
      <text:p text:style-name="P1">جمعبندی کوتاه درباره مطلب</text:p>
      <text:h text:style-name="P23" text:outline-level="1">مراجع و منابع</text:h>
      <text:p text:style-name="P1"><text:a xlink:type="simple" xlink:href="https://docs.oracle.com/javase/10/docs/api/java/lang/reflect/AccessibleObject.html#setAccessible(boolean" text:style-name="Internet_20_link" text:visited-style-name="Visited_20_Internet_20_Link">https://docs.oracle.com/javase/10/docs/api/java/lang/reflect/AccessibleObject.html#setAccessible(boolean</text:a>)</text:p>
      <text:p text:style-name="P1"/>
      <text:p text:style-name="P1"/>
      <text:p text:style-name="P1"><text:span text:style-name="T5">نکته: </text:span>توجه: هر گونه کپی/پیست از هر منبعی منجر به نمره منفی خواهد شد. کپی از هیچ منبعی مجاز نیست.</text:p>
      <text:p text:style-name="P1"/>
      <text:p text:style-name="P1"><text:span text:style-name="T5">حقوق معنوی (لطفاً این متن را در انتهای مطلب خود قرار دهید</text:span><text:bookmark text:name="_GoBack"/><text:span text:style-name="T5">)</text:span></text:p>
      <text:p text:style-name="P1">این مطلب با هدف آموزشی نوشته شده است. به بهانه نوشتن این مطلب، نویسندگان تشویق به مطالعه و تحقیق شده‌اند و دستاوردهای مطالعاتی یا اجرایی خویش را برای دیگران به اشتراک گذارده‌اند. نشر این مطلب بدون ذکر نویسندگان آن غیرمجاز است. تغییر ترتیب نویسندگان یا حذف/اضافه برخی نویسندگان مجاز نیست. نویسنده/نویسندگان این مطلب اجازه می‌دهند که این مطلب با ذکر نام ایشان منتشر شود. نویسنده/نویسندگان این مطلب اجازه می‌دهند تا ویراست‌های جزئی (مانند ویرایش نگارشی و املایی) در این مطلب برای انتشار اعمال شو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B Nazanin" svg:font-family="'B Nazani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B Nazanin1" svg:font-family="'B Nazanin'" style:font-family-generic="system" style:font-pitch="variable"/>
    <style:font-face style:name="B Titr" svg:font-family="'B Titr'" style:font-family-generic="system" style:font-pitch="variable"/>
    <style:font-face style:name="Calibri1" svg:font-family="Calibri" style:font-family-generic="system" style:font-pitch="variable"/>
    <style:font-face style:name="Droid Naskh Shift Alt" svg:font-family="'Droid Naskh Shift Al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end" style:justify-single-word="false" fo:orphans="2" fo:widows="2" style:writing-mode="rl-tb"/>
      <style:text-properties style:font-name-complex="B Nazanin1" style:font-family-complex="'B Nazanin'" style:font-family-generic-complex="system" style:font-pitch-complex="variable" style:language-complex="fa" style:country-complex="I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Naskh Shift Alt" style:font-family-asian="'Droid Naskh Shift Alt'" style:font-family-generic-asian="system" style:font-pitch-asian="variable" style:font-size-asian="14pt" style:font-name-complex="Droid Naskh Shift Alt" style:font-family-complex="'Droid Naskh Shift Al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4pt" style:font-name-asian="F" style:font-family-generic-asian="system" style:font-pitch-asian="variable" style:font-size-asian="14pt" style:font-size-complex="14pt"/>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4pt" style:font-name-asian="F" style:font-family-generic-asian="system" style:font-pitch-asian="variable" style:font-size-asian="14pt" style:font-name-complex="B Nazanin1" style:font-family-complex="'B Nazanin'" style:font-family-generic-complex="system" style:font-pitch-complex="variable" style:font-size-complex="14pt" style:language-complex="fa" style:country-complex="IR"/>
    </style:style>
    <style:style style:name="Footnote_20_Text_20_Char" style:display-name="Footnote Text Char" style:family="text" style:parent-style-name="Default_20_Paragraph_20_Font">
      <style:text-properties fo:font-size="10pt" style:font-size-asian="10pt" style:font-name-complex="B Nazanin1" style:font-family-complex="'B Nazanin'" style:font-family-generic-complex="system" style:font-pitch-complex="variable" style:font-size-complex="10pt" style:language-complex="fa" style:country-complex="I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21</meta:editing-cycles>
    <meta:creation-date>2019-03-10T19:46:00</meta:creation-date>
    <dc:date>2019-04-17T01:08:39.410420795</dc:date>
    <meta:editing-duration>PT1H14M</meta:editing-duration>
    <meta:generator>LibreOffice/6.2.2.2$Linux_X86_64 LibreOffice_project/20$Build-2</meta:generator>
    <meta:document-statistic meta:table-count="0" meta:image-count="0" meta:object-count="0" meta:page-count="3" meta:paragraph-count="46" meta:word-count="877" meta:character-count="4981" meta:non-whitespace-character-count="41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